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78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78"/>
        <table:database-range table:target-range-address="Tabelle1.C189:Tabelle1.C1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7.03.2017</text:date>, <text:time>23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23:04:59.20</dc:date>
    <meta:generator>OpenOffice/4.1.3$Win32 OpenOffice.org_project/413m1$Build-9783</meta:generator>
    <meta:editing-duration>P2DT4H2M6S</meta:editing-duration>
    <meta:editing-cycles>69</meta:editing-cycles>
    <meta:document-statistic meta:table-count="1" meta:cell-count="197" meta:object-count="0"/>
  </office:meta>
</office:document-meta>
</file>